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Geneva, sans-serif"/>
    <style:font-face style:name="Courier New" svg:font-family="'Courier New'"/>
    <style:font-face style:name="Lohit Hindi1" svg:font-family="'Lohit Hindi'"/>
    <style:font-face style:name="Myriad Pro" svg:font-family="'Myriad Pro', 'Trebuchet MS', Helvetica, Arial, sans-serif"/>
    <style:font-face style:name="Noto Sans" svg:font-family="'Noto Sans', sans-serif"/>
    <style:font-face style:name="georgia" svg:font-family="georgi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3.0069in" table:align="left" fo:background-color="#ffffff">
        <style:background-image/>
      </style:table-properties>
    </style:style>
    <style:style style:name="Table1.A" style:family="table-column">
      <style:table-column-properties style:column-width="1.5035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eeeeee" fo:padding="0in" fo:border="none">
        <style:background-image/>
      </style:table-cell-properties>
    </style:style>
    <style:style style:name="P1" style:family="paragraph" style:parent-style-name="Standard">
      <style:text-properties fo:font-weight="bold" officeooo:rsid="00056b3d" officeooo:paragraph-rsid="00056b3d" style:font-weight-asian="bold" style:font-weight-complex="bold"/>
    </style:style>
    <style:style style:name="P2" style:family="paragraph" style:parent-style-name="Standard">
      <style:paragraph-properties fo:margin-left="0in" fo:margin-right="0in" style:line-height-at-least="0.2189in" fo:text-align="start" style:justify-single-word="false" fo:text-indent="0in" style:auto-text-indent="false" fo:background-color="#ffffff" fo:padding="0in" fo:border="none">
        <style:background-image/>
      </style:paragraph-properties>
      <style:text-properties fo:font-variant="normal" fo:text-transform="none" fo:color="#555555" style:font-name="Arial1" fo:font-size="9.75pt" fo:letter-spacing="normal" fo:font-style="normal" fo:font-weight="normal" officeooo:rsid="000536d5" officeooo:paragraph-rsid="000536d5" style:font-weight-asian="bold" style:font-weight-complex="bold"/>
    </style:style>
    <style:style style:name="P3" style:family="paragraph" style:parent-style-name="Text_20_body">
      <style:text-properties fo:font-variant="normal" fo:text-transform="none" fo:color="#646464" style:font-name="Noto Sans" fo:font-size="10.5pt" fo:letter-spacing="normal" fo:font-style="normal" fo:font-weight="normal" officeooo:rsid="00056b3d" officeooo:paragraph-rsid="00056b3d" style:font-weight-asian="bold" style:font-weight-complex="bold"/>
    </style:style>
    <style:style style:name="P4" style:family="paragraph" style:parent-style-name="Text_20_body">
      <style:paragraph-properties fo:margin-left="0in" fo:margin-right="0in" style:line-height-at-least="0.2189in" fo:text-indent="0in" style:auto-text-indent="false" fo:background-color="#ffffff" fo:padding="0in" fo:border="none">
        <style:background-image/>
      </style:paragraph-properties>
      <style:text-properties fo:font-variant="normal" fo:text-transform="none" fo:color="#4e4e4e" style:font-name="Myriad Pro" fo:font-size="10.5pt" fo:letter-spacing="normal" fo:font-style="normal" fo:font-weight="normal"/>
    </style:style>
    <style:style style:name="P5" style:family="paragraph" style:parent-style-name="Text_20_body">
      <style:paragraph-properties fo:margin-left="0in" fo:margin-right="0in" style:line-height-at-least="0.2189in" fo:text-indent="0in" style:auto-text-indent="false" fo:background-color="#ffffff" fo:padding="0in" fo:border="none">
        <style:background-image/>
      </style:paragraph-properties>
      <style:text-properties fo:font-variant="normal" fo:text-transform="none" fo:color="#4e4e4e" style:font-name="Myriad Pro" fo:font-size="10.5pt" fo:letter-spacing="normal" fo:font-style="normal" fo:font-weight="bold" officeooo:rsid="000536d5" officeooo:paragraph-rsid="000536d5" style:font-weight-asian="bold" style:font-weight-complex="bold"/>
    </style:style>
    <style:style style:name="P6" style:family="paragraph" style:parent-style-name="Text_20_body">
      <style:paragraph-properties fo:margin-left="0in" fo:margin-right="0in" style:line-height-at-least="0.2189in" fo:text-align="start" style:justify-single-word="false" fo:text-indent="0in" style:auto-text-indent="false" fo:background-color="#ffffff" fo:padding="0in" fo:border="none">
        <style:background-image/>
      </style:paragraph-properties>
      <style:text-properties fo:font-variant="normal" fo:text-transform="none" fo:color="#4e4e4e" style:font-name="Myriad Pro" fo:font-size="10.5pt" fo:letter-spacing="normal" fo:font-style="normal" fo:font-weight="bold" officeooo:rsid="000536d5" officeooo:paragraph-rsid="000536d5" style:font-weight-asian="bold" style:font-weight-complex="bold"/>
    </style:style>
    <style:style style:name="P7" style:family="paragraph" style:parent-style-name="Text_20_body">
      <style:paragraph-properties fo:margin-left="0in" fo:margin-right="0in" style:line-height-at-least="0.2189in" fo:text-indent="0in" style:auto-text-indent="false" fo:background-color="#ffffff" fo:padding="0in" fo:border="none">
        <style:background-image/>
      </style:paragraph-properties>
      <style:text-properties fo:font-variant="normal" fo:text-transform="none" fo:color="#4e4e4e" fo:letter-spacing="normal"/>
    </style:style>
    <style:style style:name="P8" style:family="paragraph" style:parent-style-name="Text_20_body">
      <style:paragraph-properties fo:margin-left="0in" fo:margin-right="0in" fo:margin-top="0in" fo:margin-bottom="0in" style:contextual-spacing="false" style:line-height-at-least="0.2189in" fo:text-indent="0in" style:auto-text-indent="false" fo:background-color="#ffffff" fo:padding="0in" fo:border="none">
        <style:background-image/>
      </style:paragraph-properties>
      <style:text-properties fo:font-variant="normal" fo:text-transform="none" fo:color="#4e4e4e" style:font-name="Myriad Pro" fo:font-size="10.5pt" fo:letter-spacing="normal" fo:font-style="normal" fo:font-weight="normal"/>
    </style:style>
    <style:style style:name="P9" style:family="paragraph" style:parent-style-name="Text_20_body">
      <style:paragraph-properties fo:margin-left="0in" fo:margin-right="0in" fo:margin-top="0in" fo:margin-bottom="0in" style:contextual-spacing="false" style:line-height-at-least="0.2189in" fo:text-indent="0in" style:auto-text-indent="false" fo:background-color="#ffffff" fo:padding="0in" fo:border="none">
        <style:background-image/>
      </style:paragraph-properties>
      <style:text-properties fo:font-variant="normal" fo:text-transform="none" fo:color="#4e4e4e" style:font-name="Myriad Pro" fo:font-size="10.5pt" fo:letter-spacing="normal" fo:font-style="normal" fo:font-weight="bold" fo:background-color="transparent"/>
    </style:style>
    <style:style style:name="P10" style:family="paragraph" style:parent-style-name="Text_20_body" style:list-style-name="L1">
      <style:paragraph-properties fo:margin-left="0in" fo:margin-right="0in" fo:margin-top="0in" fo:margin-bottom="0in" style:contextual-spacing="false" style:line-height-at-least="0.198in" fo:text-indent="0in" style:auto-text-indent="false" fo:background-color="transparent" fo:padding="0in" fo:border="none">
        <style:background-image/>
      </style:paragraph-properties>
      <style:text-properties fo:font-variant="normal" fo:text-transform="none" fo:color="#4e4e4e" style:font-name="Myriad Pro" fo:font-size="9.75pt" fo:letter-spacing="normal" fo:font-style="normal" fo:font-weight="normal"/>
    </style:style>
    <style:style style:name="P11" style:family="paragraph" style:parent-style-name="Text_20_body">
      <style:paragraph-properties fo:margin-left="0in" fo:margin-right="0in" fo:margin-top="0in" fo:margin-bottom="0in" style:contextual-spacing="false" style:line-height-at-least="0.1874in" fo:text-align="start" style:justify-single-word="false" fo:text-indent="0in" style:auto-text-indent="false" fo:padding="0in" fo:border="none"/>
    </style:style>
    <style:style style:name="P12" style:family="paragraph" style:parent-style-name="Text_20_body">
      <style:paragraph-properties fo:margin-left="0in" fo:margin-right="0in" fo:margin-top="0in" fo:margin-bottom="0in" style:contextual-spacing="false" style:line-height-at-least="0.2291in" fo:text-indent="0in" style:auto-text-indent="false" fo:padding="0in" fo:border="none"/>
    </style:style>
    <style:style style:name="P13" style:family="paragraph" style:parent-style-name="Text_20_body" style:list-style-name="L1">
      <style:paragraph-properties fo:margin-left="0in" fo:margin-right="0in" style:line-height-at-least="0.198in" fo:text-indent="0in" style:auto-text-indent="false" fo:background-color="transparent" fo:padding="0in" fo:border="none">
        <style:background-image/>
      </style:paragraph-properties>
      <style:text-properties fo:font-variant="normal" fo:text-transform="none" fo:color="#4e4e4e" style:font-name="Myriad Pro" fo:font-size="9.75pt" fo:letter-spacing="normal" fo:font-style="normal" fo:font-weight="normal"/>
    </style:style>
    <style:style style:name="P14" style:family="paragraph" style:parent-style-name="Text_20_body">
      <style:paragraph-properties fo:margin-left="0in" fo:margin-right="0in" fo:margin-top="0in" fo:margin-bottom="0.2083in" style:contextual-spacing="false" style:line-height-at-least="0.2291in" fo:text-indent="0in" style:auto-text-indent="false" fo:padding="0in" fo:border="none"/>
      <style:text-properties fo:font-variant="normal" fo:text-transform="none" fo:color="#646464" style:font-name="inherit" fo:font-size="10.5pt" fo:letter-spacing="normal" fo:font-style="normal" fo:font-weight="normal"/>
    </style:style>
    <style:style style:name="P15" style:family="paragraph" style:parent-style-name="Text_20_body">
      <style:paragraph-properties fo:margin-left="0in" fo:margin-right="0in" fo:margin-top="0in" fo:margin-bottom="0.2083in" style:contextual-spacing="false" style:line-height-at-least="0.2291in" fo:text-indent="0in" style:auto-text-indent="false" fo:padding="0in" fo:border="none"/>
      <style:text-properties fo:font-variant="normal" fo:text-transform="none" fo:color="#646464" fo:letter-spacing="normal"/>
    </style:style>
    <style:style style:name="P16" style:family="paragraph" style:parent-style-name="Table_20_Contents">
      <style:paragraph-properties fo:margin-left="0in" fo:margin-right="0in" fo:margin-top="0in" fo:margin-bottom="0in" style:contextual-spacing="false" fo:text-align="start" style:justify-single-word="false" fo:text-indent="0in" style:auto-text-indent="false" fo:padding="0in" fo:border="none"/>
      <style:text-properties fo:font-weight="bold" fo:background-color="transparent"/>
    </style:style>
    <style:style style:name="P17" style:family="paragraph" style:parent-style-name="Table_20_Contents">
      <style:paragraph-properties fo:margin-left="0in" fo:margin-right="0in" fo:margin-top="0in" fo:margin-bottom="0in" style:contextual-spacing="false" fo:text-align="start" style:justify-single-word="false" fo:text-indent="0in" style:auto-text-indent="false"/>
    </style:style>
    <style:style style:name="P18" style:family="paragraph" style:parent-style-name="Table_20_Contents">
      <style:paragraph-properties fo:margin-top="0in" fo:margin-bottom="0in" style:contextual-spacing="false" fo:text-align="start" style:justify-single-word="false"/>
    </style:style>
    <style:style style:name="P19" style:family="paragraph" style:parent-style-name="Quotations">
      <style:paragraph-properties fo:margin-left="0.3937in" fo:margin-right="0.3937in" fo:margin-top="0in" fo:margin-bottom="0in" style:contextual-spacing="false" style:line-height-at-least="0.1874in" fo:text-align="start" style:justify-single-word="false" fo:text-indent="0in" style:auto-text-indent="false" fo:background-color="#f8f8f8" fo:padding="0in" fo:border="none">
        <style:background-image/>
      </style:paragraph-properties>
      <style:text-properties fo:font-variant="normal" fo:text-transform="none" fo:color="#555555" style:font-name="Arial1" fo:font-size="9.75pt" fo:letter-spacing="normal" fo:font-style="italic" fo:font-weight="normal"/>
    </style:style>
    <style:style style:name="T1" style:family="text">
      <style:text-properties fo:background-color="transparent"/>
    </style:style>
    <style:style style:name="T2" style:family="text">
      <style:text-properties fo:font-weight="bold"/>
    </style:style>
    <style:style style:name="T3" style:family="text">
      <style:text-properties fo:font-weight="bold" fo:background-color="transparent"/>
    </style:style>
    <style:style style:name="T4" style:family="text">
      <style:text-properties style:font-name="Myriad Pro" fo:font-size="10.5pt" fo:font-style="normal" fo:font-weight="normal"/>
    </style:style>
    <style:style style:name="T5" style:family="text">
      <style:text-properties style:font-name="Courier New" fo:background-color="transparent"/>
    </style:style>
    <style:style style:name="T6" style:family="text">
      <style:text-properties fo:font-variant="normal" fo:text-transform="none" fo:color="#555555" style:font-name="Arial1" fo:font-size="9.75pt" fo:letter-spacing="normal" fo:font-style="normal" fo:font-weight="normal"/>
    </style:style>
    <style:style style:name="T7" style:family="text">
      <style:text-properties fo:font-variant="normal" fo:text-transform="none" fo:color="#555555" style:font-name="Arial1" fo:font-size="9.75pt" fo:letter-spacing="normal" fo:font-style="normal" fo:font-weight="bold"/>
    </style:style>
    <style:style style:name="T8" style:family="text">
      <style:text-properties fo:font-variant="normal" fo:text-transform="none" fo:color="#646464" style:font-name="Noto Sans" fo:font-size="10.5pt" fo:letter-spacing="normal" fo:font-style="normal" fo:font-weight="normal"/>
    </style:style>
    <style:style style:name="T9" style:family="text">
      <style:text-properties fo:font-variant="normal" fo:text-transform="none" fo:color="#646464" style:font-name="inherit" fo:font-size="10.5pt" fo:letter-spacing="normal" fo:font-style="normal" fo:font-weight="bold"/>
    </style:style>
    <style:style style:name="T10" style:family="text">
      <style:text-properties fo:font-variant="normal" fo:text-transform="none" fo:color="#646464" style:font-name="georgia" fo:font-size="10.5pt" fo:letter-spacing="normal" fo:font-style="italic" fo:font-weight="normal"/>
    </style:style>
    <style:style style:name="T11" style:family="text">
      <style:text-properties fo:font-variant="normal" fo:text-transform="none" fo:color="#ff6c00" style:text-line-through-style="none" style:font-name="inherit" fo:font-size="10.5pt" fo:letter-spacing="normal" fo:font-style="normal" style:text-underline-style="none" fo:font-weight="normal" style:text-blink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fafafa" fo:margin-left="0in" fo:margin-right="0in"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aat ini banyak CMS atau juga situs-situs komunitas memiliki multi user, yang mempunyai tingkatan level yang berbeda-beda juga. Misalnya ada level admin, ada level user, yang mempunyai hak akses yang berbeda-beda.</text:p>
      <text:p text:style-name="P4">Konsep untuk membuat login multi user adalah :</text:p>
      <text:list xml:id="list7637744170524999046" text:style-name="L1">
        <text:list-item>
          <text:p text:style-name="P10">Buat tabel user di database yang menyimpan data level masing-masing user</text:p>
        </text:list-item>
        <text:list-item>
          <text:p text:style-name="P10">Ketika login kita simpan level user yang login ke dalam variabel $_SESSION</text:p>
        </text:list-item>
        <text:list-item>
          <text:p text:style-name="P13">Ketika user masuk ke suatu halaman, cek apakah user sudah login dan cek level user tersebut<text:bookmark text:name="more-381"/></text:p>
        </text:list-item>
      </text:list>
      <text:p text:style-name="P4">Sekarang mari kita lihat contoh tabel user di database dan kode PHP-nya. Misal kita punya banyak halaman, di mana halaman-halaman tersebut mempunyai hak akses yang berbeda-beda. Contoh halaman-halaman web yang kita punya :</text:p>
      <table:table table:name="Table1" table:style-name="Table1">
        <table:table-column table:style-name="Table1.A" table:number-columns-repeated="2"/>
        <table:table-row table:style-name="Table1.1">
          <table:table-cell table:style-name="Table1.A1" office:value-type="string">
            <text:p text:style-name="P16">File / Halaman Web</text:p>
          </table:table-cell>
          <table:table-cell table:style-name="Table1.A1" office:value-type="string">
            <text:p text:style-name="P16">Yang Boleh Akses</text:p>
          </table:table-cell>
        </table:table-row>
        <table:table-row table:style-name="Table1.1">
          <table:table-cell table:style-name="Table1.A1" office:value-type="string">
            <text:p text:style-name="P17">homeadmin.php</text:p>
          </table:table-cell>
          <table:table-cell table:style-name="Table1.A1" office:value-type="string">
            <text:p text:style-name="P17">admin</text:p>
          </table:table-cell>
        </table:table-row>
        <table:table-row table:style-name="Table1.1">
          <table:table-cell table:style-name="Table1.A1" office:value-type="string">
            <text:p text:style-name="P17">homeuser.php</text:p>
          </table:table-cell>
          <table:table-cell table:style-name="Table1.A1" office:value-type="string">
            <text:p text:style-name="P17">user</text:p>
          </table:table-cell>
        </table:table-row>
        <table:table-row table:style-name="Table1.1">
          <table:table-cell table:style-name="Table1.A1" office:value-type="string">
            <text:p text:style-name="P17">halaman1.php</text:p>
          </table:table-cell>
          <table:table-cell table:style-name="Table1.A1" office:value-type="string">
            <text:p text:style-name="P17">admin</text:p>
          </table:table-cell>
        </table:table-row>
        <table:table-row table:style-name="Table1.1">
          <table:table-cell table:style-name="Table1.A1" office:value-type="string">
            <text:p text:style-name="P17">halaman2.php</text:p>
          </table:table-cell>
          <table:table-cell table:style-name="Table1.A1" office:value-type="string">
            <text:p text:style-name="P17">admin dan user</text:p>
          </table:table-cell>
        </table:table-row>
        <table:table-row table:style-name="Table1.1">
          <table:table-cell table:style-name="Table1.A1" office:value-type="string">
            <text:p text:style-name="P17">halaman3.php</text:p>
          </table:table-cell>
          <table:table-cell table:style-name="Table1.A1" office:value-type="string">
            <text:p text:style-name="P18">user</text:p>
          </table:table-cell>
        </table:table-row>
      </table:table>
      <text:p text:style-name="P8">Berikut adalah struktur <text:span text:style-name="T3">tabeluser</text:span> di database :</text:p>
      <text:p text:style-name="P7">– <text:span text:style-name="T4">Table structure for table `tabeluser`<text:line-break/>–</text:span></text:p>
      <text:p text:style-name="P4">CREATE TABLE `tabeluser` (<text:line-break/>`userid` varchar(20) NOT NULL,<text:line-break/>`password` varchar(50) NOT NULL,<text:line-break/>`level` varchar(15) NOT NULL,<text:line-break/>PRIMARY KEY (`userid`)<text:line-break/>) ENGINE=InnoDB DEFAULT CHARSET=latin1;</text:p>
      <text:p text:style-name="P8">Pertama-tama mari kita buat halaman untuk login. <text:span text:style-name="T3">index.php</text:span></text:p>
      <text:p text:style-name="P4">&lt;html&gt;<text:line-break/>&lt;head&gt;&lt;title&gt;Login&lt;/title&gt;&lt;/head&gt;<text:line-break/>&lt;body&gt;<text:line-break/>&lt;h2&gt;Halaman Login&lt;/h2&gt;<text:line-break/>&lt;form action=”log.php?op=in” method=”post”&gt;<text:line-break/>User ID : &lt;input type=”text” name=”userid”&gt;&lt;br&gt;<text:line-break/>Password : &lt;input type=”password” name=”psw”&gt;&lt;br&gt;<text:line-break/>&lt;input type=”submit” value=”Login”&gt;<text:line-break/>&lt;/form&gt;<text:line-break/>&lt;/body&gt;<text:line-break/>&lt;/html&gt;</text:p>
      <text:p text:style-name="P8">Pada halaman login di atas terdapat action berupa file <text:span text:style-name="T3">log.php</text:span><text:line-break/>&lt;?php<text:line-break/>session_start();<text:line-break/>mysql_connect(“localhost”,”root”,”") or die(“Nggak bisa koneksi”);<text:line-break/>mysql_select_db(“test”);//sesuaikan dengan nama database anda</text:p>
      <text:p text:style-name="P4">$userid = $_POST['userid'];<text:line-break/>$psw = $_POST['psw'];<text:line-break/><text:soft-page-break/>$op = $_GET['op'];</text:p>
      <text:p text:style-name="P4">if($op==”in”){<text:line-break/>$cek = mysql_query(“SELECT * FROM tabeluser WHERE userid=’$userid’ AND password=’$psw’”);<text:line-break/>if(mysql_num_rows($cek)==1){//jika berhasil akan bernilai 1<text:line-break/>$c = mysql_fetch_array($cek);<text:line-break/>$_SESSION['userid'] = $c['userid'];<text:line-break/>$_SESSION['level'] = $c['level'];<text:line-break/>if($c['level']==”admin”){<text:line-break/>header(“location:homeadmin.php”);<text:line-break/>}else if($c['level']==”user”){<text:line-break/>header(“location:homeuser.php”);<text:line-break/>}<text:line-break/>}else{<text:line-break/>die(“password salah &lt;a href=\”javascript:history.back()\”&gt;kembali&lt;/a&gt;”);<text:line-break/>}<text:line-break/>}else if($op==”out”){<text:line-break/>unset($_SESSION['userid']);<text:line-break/>unset($_SESSION['level']);<text:line-break/>header(“location:index.php”);<text:line-break/>}<text:line-break/>?&gt;</text:p>
      <text:p text:style-name="P8">Pada kode log.php tersebut pertama-tama kita cek ke dalam tabeluser apakah ada userid dan password yang cocok. Jika ada maka kita set variabel <text:span text:style-name="T5">$_SESSION['userid'] </text:span>dan <text:span text:style-name="T5">$_SESSION['level']</text:span>, di mana nilai dari variabel session tersebut kita ambil dari database. Jika level user adalah admin maka langsung kita arahkan ke halaman homeadmin.php. Jika level user adalah user, maka kita arahkan ke halaman homeuser.php</text:p>
      <text:p text:style-name="P8">Berikut adalah kode <text:span text:style-name="T3">homeadmin.php</text:span></text:p>
      <text:p text:style-name="P4">&lt;?php<text:line-break/>session_start();</text:p>
      <text:p text:style-name="P4">//cek apakah user sudah login<text:line-break/>if(!isset($_SESSION['userid'])){<text:line-break/>die(“Anda belum login”);//jika belum login jangan lanjut..<text:line-break/>}</text:p>
      <text:p text:style-name="P4">//cek level user<text:line-break/>if($_SESSION['level']!=”admin”){<text:line-break/>die(“Anda bukan admin”);//jika bukan admin jangan lanjut<text:line-break/>}<text:line-break/>?&gt;</text:p>
      <text:p text:style-name="P4">&lt;html&gt;<text:line-break/>&lt;head&gt;&lt;title&gt;Halaman Admin&lt;/title&gt;&lt;/head&gt;<text:line-break/>&lt;body&gt;<text:line-break/>&lt;?php echo “&lt;h3&gt;Welcome “.$_SESSION['userid'].”&lt;/h3&gt;”;?&gt;<text:line-break/><text:soft-page-break/>Menu :<text:line-break/>&lt;a href=halaman1.php&gt;Halaman 1&lt;/a&gt; |<text:line-break/>&lt;a href=halaman2.php&gt;Halaman 2&lt;/a&gt; |<text:line-break/>&lt;a href=log.php?op=out&gt;Log Out&lt;/a&gt;</text:p>
      <text:p text:style-name="P4">&lt;/body&gt;<text:line-break/>&lt;/html&gt;</text:p>
      <text:p text:style-name="P8">Pada kode di atas untuk mengecek apakah user sudah login atau belum adalah dengan menggunakan kode <text:span text:style-name="T5">if(!isset($_SESSION['userid']))</text:span>, artinya jika user belum login, yang ditandai dengan telah diset-nya variabel <text:span text:style-name="T5">$_SESSION['userid']</text:span>. Jika ternyata belum login maka kita stop sampai disitu dengan menggunakan fungsi <text:span text:style-name="T5">die()</text:span>.</text:p>
      <text:p text:style-name="P8">Jika user ternyata sudah login maka kita cek tingkatan level user. Kode<text:span text:style-name="T5">$_SESSION['level']!=”admin”)</text:span> berarti jika level tidak sama dengan admin, maka stop atau<text:span text:style-name="T5">die()</text:span>.</text:p>
      <text:p text:style-name="P8">Sekarang mari kita lihat kode<text:span text:style-name="T1"> </text:span><text:span text:style-name="T3">homeuser.php</text:span></text:p>
      <text:p text:style-name="P4">&lt;?php<text:line-break/>session_start();</text:p>
      <text:p text:style-name="P4">//cek apakah user sudah login<text:line-break/>if(!isset($_SESSION['userid'])){<text:line-break/>die(“Anda belum login”);//jika belum login jangan lanjut..<text:line-break/>}</text:p>
      <text:p text:style-name="P4">//cek level user<text:line-break/>if($_SESSION['level']!=”user”){<text:line-break/>die(“Anda bukan user”);//jika bukan user jangan lanjut<text:line-break/>}<text:line-break/>?&gt;</text:p>
      <text:p text:style-name="P4">&lt;html&gt;<text:line-break/>&lt;head&gt;&lt;title&gt;Halaman User&lt;/title&gt;&lt;/head&gt;<text:line-break/>&lt;body&gt;<text:line-break/>&lt;?php echo “&lt;h3&gt;Welcome “.$_SESSION['userid'].”&lt;/h3&gt;”;?&gt;<text:line-break/>Menu :<text:line-break/>&lt;a href=halaman2.php&gt;Halaman 2&lt;/a&gt; |<text:line-break/>&lt;a href=halaman3.php&gt;Halaman 3&lt;/a&gt; |<text:line-break/>&lt;a href=log.php?op=out&gt;Log Out&lt;/a&gt;</text:p>
      <text:p text:style-name="P4">&lt;/body&gt;<text:line-break/>&lt;/html&gt;</text:p>
      <text:p text:style-name="P9">halaman1.php</text:p>
      <text:p text:style-name="P4">&lt;?php<text:line-break/>session_start();</text:p>
      <text:p text:style-name="P4">//cek apakah user sudah login<text:line-break/>if(!isset($_SESSION['userid'])){<text:line-break/>die(“Anda belum login”);//jika belum login jangan lanjut..<text:line-break/>}</text:p>
      <text:p text:style-name="P4"><text:soft-page-break/>//cek level user<text:line-break/>if($_SESSION['level']!=”admin”){<text:line-break/>die(“Anda bukan admin”);//jika bukan admin jangan lanjut<text:line-break/>}<text:line-break/>?&gt;</text:p>
      <text:p text:style-name="P4">&lt;html&gt;<text:line-break/>&lt;head&gt;&lt;title&gt;Halaman Admin&lt;/title&gt;&lt;/head&gt;<text:line-break/>&lt;body&gt;<text:line-break/>&lt;?php echo “&lt;h3&gt;Welcome “.$_SESSION['userid'].”&lt;/h3&gt;”;?&gt;</text:p>
      <text:p text:style-name="P4">&lt;h4&gt;Ini Halaman 1&lt;/h4&gt;</text:p>
      <text:p text:style-name="P4">&lt;/body&gt;<text:line-break/>&lt;/html&gt;</text:p>
      <text:p text:style-name="P9">halaman2.php</text:p>
      <text:p text:style-name="P4">&lt;?php<text:line-break/>session_start();</text:p>
      <text:p text:style-name="P4">//cek apakah user sudah login<text:line-break/>if(!isset($_SESSION['userid'])){<text:line-break/>die(“Anda belum login”);//jika belum login jangan lanjut..<text:line-break/>}</text:p>
      <text:p text:style-name="P4">//cek level user<text:line-break/>if($_SESSION['level']!=”admin” &amp;&amp; $_SESSION['level']!=”user”){<text:line-break/>die(“Anda bukan admin”);//jika bukan admin dan user jangan lanjut<text:line-break/>}<text:line-break/>?&gt;</text:p>
      <text:p text:style-name="P4">&lt;html&gt;<text:line-break/>&lt;head&gt;&lt;title&gt;Halaman Admin dan User&lt;/title&gt;&lt;/head&gt;<text:line-break/>&lt;body&gt;<text:line-break/>&lt;?php echo “&lt;h3&gt;Welcome “.$_SESSION['userid'].”&lt;/h3&gt;”;?&gt;</text:p>
      <text:p text:style-name="P4">&lt;h4&gt;Ini Halaman 2&lt;/h4&gt;</text:p>
      <text:p text:style-name="P4">&lt;/body&gt;<text:line-break/>&lt;/html&gt;</text:p>
      <text:p text:style-name="P9">halaman3.php</text:p>
      <text:p text:style-name="P4">&lt;?php<text:line-break/>session_start();</text:p>
      <text:p text:style-name="P4">//cek apakah user sudah login<text:line-break/>if(!isset($_SESSION['userid'])){<text:line-break/>die(“Anda belum login”);//jika belum login jangan lanjut..<text:line-break/>}</text:p>
      <text:p text:style-name="P4">//cek level user<text:line-break/>if($_SESSION['level']!=”user”){<text:line-break/>die(“Anda bukan user”);//jika bukan user jangan lanjut<text:line-break/><text:soft-page-break/>}<text:line-break/>?&gt;</text:p>
      <text:p text:style-name="P4">&lt;html&gt;<text:line-break/>&lt;head&gt;&lt;title&gt;Halaman User&lt;/title&gt;&lt;/head&gt;<text:line-break/>&lt;body&gt;<text:line-break/>&lt;?php echo “&lt;h3&gt;Welcome “.$_SESSION['userid'].”&lt;/h3&gt;”;?&gt;</text:p>
      <text:p text:style-name="P4">&lt;h4&gt;Ini Halaman 3&lt;/h4&gt;</text:p>
      <text:p text:style-name="P4">&lt;/body&gt;<text:line-break/>&lt;/html&gt;</text:p>
      <text:p text:style-name="P4"/>
      <text:p text:style-name="P5">CARA 2 :</text:p>
      <text:p text:style-name="P2">awalnya kita buat dulu database dan table didalamnya</text:p>
      <text:p text:style-name="P19"><text:span text:style-name="T2">CREATE DATABASE `login` DEFAULT CHARACTER SET utf8 COLLATE utf8_general_ci;</text:span><text:line-break/><text:span text:style-name="T2">USE `login`;</text:span><text:line-break/><text:span text:style-name="T2">CREATE TABLE `user` (</text:span><text:line-break/>  <text:span text:style-name="T2">`id_user` varchar(50) collate latin1_general_ci NOT NULL,</text:span><text:line-break/>  <text:span text:style-name="T2">`password` varchar(50) collate latin1_general_ci NOT NULL,</text:span><text:line-break/>  <text:span text:style-name="T2">`nama_lengkap` varchar(100) collate latin1_general_ci NOT NULL,</text:span><text:line-break/>  <text:span text:style-name="T2">`email` varchar(100) collate latin1_general_ci NOT NULL,</text:span><text:line-break/>  <text:span text:style-name="T2">`level` varchar(50) collate latin1_general_ci NOT NULL default 'user',</text:span><text:line-break/>  <text:span text:style-name="T2">PRIMARY KEY  (`id_user`)</text:span><text:line-break/><text:span text:style-name="T2">) ENGINE=MyISAM DEFAULT CHARSET=latin1 COLLATE=latin1_general_ci;</text:span></text:p>
      <text:p text:style-name="P11"><text:line-break/><text:span text:style-name="T6">kemudian isikan nama user berikut kedalam </text:span><text:span text:style-name="T7">table user</text:span></text:p>
      <text:p text:style-name="P19"><text:span text:style-name="T2">INSERT INTO `user` VALUES ('admin', '21232f297a57a5a743894a0e4a801fc3', 'Administrator', 'andyz_zx@yahoo.com', 'admin');</text:span><text:line-break/><text:span text:style-name="T2">INSERT INTO `user` VALUES ('user', 'ee11cbb19052e40b07aac0ca060c23ee', 'User Biasa', 'andyz_zx@yahoo.com', 'user');</text:span></text:p>
      <text:p text:style-name="P11"><text:line-break/><text:span text:style-name="T6">nah sekarang kita masuk ke dalam inti scripnya</text:span><text:line-break/><text:span text:style-name="T6">simpan dengan </text:span><text:span text:style-name="T7">koneksi.php</text:span></text:p>
      <text:p text:style-name="P19"><text:span text:style-name="T2">&lt;?php</text:span><text:line-break/><text:span text:style-name="T2">$server = "localhost";</text:span><text:line-break/><text:span text:style-name="T2">$username = "root";</text:span><text:line-break/><text:span text:style-name="T2">$password = "";</text:span><text:line-break/><text:span text:style-name="T2">$database = "login";</text:span><text:line-break/><text:span text:style-name="T2">mysql_connect($server,$username,$password) or die("Koneksi gagal");</text:span><text:line-break/><text:span text:style-name="T2">mysql_select_db($database) or die("Database tidak bisa dibuka");</text:span><text:line-break/><text:span text:style-name="T2">?&gt;</text:span></text:p>
      <text:p text:style-name="P11"><text:line-break/><text:span text:style-name="T6">simpan dengan nama </text:span><text:span text:style-name="T7">index.php</text:span></text:p>
      <text:p text:style-name="P19"><text:span text:style-name="T2">&lt;html&gt;</text:span><text:line-break/><text:span text:style-name="T2">&lt;head&gt;</text:span><text:line-break/><text:span text:style-name="T2">&lt;title&gt;Login&lt;/title&gt;</text:span><text:line-break/><text:span text:style-name="T2">&lt;/head&gt;</text:span><text:line-break/><text:span text:style-name="T2">&lt;body&gt;</text:span><text:line-break/><text:span text:style-name="T2">&lt;h2&gt;Login&lt;/h2&gt;</text:span><text:line-break/><text:span text:style-name="T2">&lt;form method="POST" action="cek_login.php"&gt;</text:span><text:line-break/><text:span text:style-name="T2">&lt;table&gt;</text:span><text:line-break/><text:soft-page-break/><text:span text:style-name="T2">&lt;tr&gt;&lt;td&gt;Username&lt;/td&gt;&lt;td&gt; : &lt;input type="text" name="username"&gt;&lt;/td&gt;&lt;/tr&gt;</text:span><text:line-break/><text:span text:style-name="T2">&lt;tr&gt;&lt;td&gt;Password&lt;/td&gt;&lt;td&gt; : &lt;input type="password" name="password"&gt;&lt;/td&gt;&lt;/tr&gt;</text:span><text:line-break/><text:span text:style-name="T2">&lt;tr&gt;&lt;td colspan="2"&gt;&lt;input type="submit" value="Login"&gt;&lt;/td&gt;&lt;/tr&gt;</text:span><text:line-break/><text:span text:style-name="T2">&lt;/table&gt;</text:span><text:line-break/><text:span text:style-name="T2">&lt;/form&gt;</text:span><text:line-break/><text:span text:style-name="T2">&lt;pre&gt;</text:span><text:line-break/><text:span text:style-name="T2">untuk login sebagai administrator</text:span><text:line-break/>   <text:span text:style-name="T2">- user : admin</text:span><text:line-break/>   <text:span text:style-name="T2">- pass : admin</text:span><text:line-break/><text:span text:style-name="T2">untuk login sebagai user biasa</text:span><text:line-break/>   <text:span text:style-name="T2">- user : user</text:span><text:line-break/>   <text:span text:style-name="T2">- pass : user</text:span><text:line-break/><text:span text:style-name="T2">&lt;/pre&gt;</text:span><text:line-break/><text:span text:style-name="T2">&lt;/body&gt;</text:span><text:line-break/><text:span text:style-name="T2">&lt;/html&gt;</text:span></text:p>
      <text:p text:style-name="P11"><text:line-break/><text:span text:style-name="T6">simpan dengan nama </text:span><text:span text:style-name="T7">cek_login.php</text:span></text:p>
      <text:p text:style-name="P19"><text:span text:style-name="T2">&lt;?php</text:span><text:line-break/><text:span text:style-name="T2">include "koneksi.php";</text:span><text:line-break/><text:span text:style-name="T2">$pass=md5($_POST[password]);</text:span><text:line-break/><text:span text:style-name="T2">$sql=mysql_query("SELECT * FROM user WHERE id_user='$_POST[username]' AND password='$pass'");</text:span><text:line-break/><text:span text:style-name="T2">$level=mysql_num_rows($sql);</text:span><text:line-break/><text:span text:style-name="T2">$r=mysql_fetch_array($sql);</text:span><text:line-break/><text:span text:style-name="T2">if ($level &gt; 0){</text:span><text:line-break/><text:span text:style-name="T2">session_start();</text:span><text:line-break/><text:span text:style-name="T2">session_register("namauser");</text:span><text:line-break/><text:span text:style-name="T2">session_register("passuser");</text:span><text:line-break/><text:span text:style-name="T2">session_register("leveluser");</text:span><text:line-break/><text:span text:style-name="T2">$_SESSION[namauser] = $r[id_user];</text:span><text:line-break/><text:span text:style-name="T2">$_SESSION[passuser] = $r[password];</text:span><text:line-break/><text:span text:style-name="T2">$_SESSION[leveluser]= $r[level];</text:span><text:line-break/><text:span text:style-name="T2">header('location:admin.php');</text:span><text:line-break/><text:span text:style-name="T2">}</text:span><text:line-break/><text:span text:style-name="T2">else{</text:span><text:line-break/><text:span text:style-name="T2">header('location:index.php');</text:span><text:line-break/><text:span text:style-name="T2">}</text:span><text:line-break/><text:span text:style-name="T2">?&gt;</text:span></text:p>
      <text:p text:style-name="P11"><text:line-break/><text:span text:style-name="T6">simpan dengan nama </text:span><text:span text:style-name="T7">admin.php</text:span></text:p>
      <text:p text:style-name="P19"><text:span text:style-name="T2">&lt;?php</text:span><text:line-break/><text:span text:style-name="T2">session_start();</text:span><text:line-break/><text:span text:style-name="T2">if (empty($_SESSION[namauser]) AND empty($_SESSION[passuser])){</text:span><text:line-break/><text:span text:style-name="T2">echo "&lt;center&gt;Untuk mengakses halaman ini, Anda harus login terlebih dahulu&lt;br&gt;";</text:span><text:line-break/><text:span text:style-name="T2">echo "&lt;a href=index.php&gt;&lt;b&gt;Halaman Login&lt;/b&gt;&lt;/a&gt;&lt;/center&gt;";</text:span><text:line-break/><text:span text:style-name="T2">}</text:span><text:line-break/><text:span text:style-name="T2">else{</text:span><text:line-break/><text:span text:style-name="T2">include "koneksi.php";</text:span><text:line-break/><text:span text:style-name="T2">if ($_SESSION['leveluser']=='admin'){</text:span><text:line-break/><text:span text:style-name="T2">$sql=mysql_query("SELECT * FROM user WHERE level='admin'");</text:span><text:line-break/><text:span text:style-name="T2">$level=mysql_num_rows($sql);</text:span><text:line-break/><text:span text:style-name="T2">$r=mysql_fetch_array($sql);</text:span><text:line-break/><text:span text:style-name="T2">echo "Hi &lt;b&gt;$r[nama_lengkap]&lt;/b&gt;&lt;br&gt;&lt;br&gt;";</text:span><text:line-break/><text:soft-page-break/><text:span text:style-name="T2">echo "Andamasuk sebagai &lt;b&gt;Administrator&lt;/b&gt;&lt;br&gt;";</text:span><text:line-break/><text:span text:style-name="T2">echo "&lt;a href=logout.php&gt;&lt;b&gt;Logout&lt;/b&gt;&lt;/a&gt;&lt;/center&gt;";</text:span><text:line-break/><text:span text:style-name="T2">}</text:span><text:line-break/><text:span text:style-name="T2">elseif ($_SESSION['leveluser']=='user'){</text:span><text:line-break/><text:span text:style-name="T2">$sql=mysql_query("SELECT * FROM user WHERE level='user'");</text:span><text:line-break/><text:span text:style-name="T2">$level=mysql_num_rows($sql);</text:span><text:line-break/><text:span text:style-name="T2">$r=mysql_fetch_array($sql);</text:span><text:line-break/><text:span text:style-name="T2">echo "Hi &lt;b&gt;$r[nama_lengkap]&lt;/b&gt;&lt;br&gt;&lt;br&gt;";</text:span><text:line-break/><text:span text:style-name="T2">echo "Andamasuk sebagai &lt;b&gt;User Biasa&lt;/b&gt;&lt;br&gt;";</text:span><text:line-break/><text:span text:style-name="T2">echo "&lt;a href=logout.php&gt;&lt;b&gt;Logout&lt;/b&gt;&lt;/a&gt;&lt;/center&gt;";</text:span><text:line-break/><text:span text:style-name="T2">}</text:span><text:line-break/><text:span text:style-name="T2">}</text:span><text:line-break/><text:span text:style-name="T2">?&gt;</text:span></text:p>
      <text:p text:style-name="P11"><text:line-break/><text:span text:style-name="T6">simpan dengan nama </text:span><text:span text:style-name="T7">logout.php</text:span></text:p>
      <text:p text:style-name="P19"><text:span text:style-name="T2">&lt;?php</text:span><text:line-break/>  <text:span text:style-name="T2">session_start();  //memulai session</text:span><text:line-break/>  <text:span text:style-name="T2">session_destroy();  //mengakhiri session</text:span><text:line-break/>  <text:span text:style-name="T2">header('location:admin.php');    //mengembalikan ke admin.php</text:span><text:line-break/><text:span text:style-name="T2">?&gt;</text:span></text:p>
      <text:p text:style-name="P6"/>
      <text:p text:style-name="P1">CARA 3 :</text:p>
      <text:p text:style-name="P3">Untuk mengecek data sesi, skrip berikut  harus di tempatkan dibagian awal tiap halaman web/setiap file.</text:p>
      <text:section text:style-name="Sect1" text:name="scriptContainer">
        <text:p text:style-name="P14">&lt;?php</text:p>
        <text:p text:style-name="P14">session_start();</text:p>
        <text:p text:style-name="P14">//cek user logged in</text:p>
        <text:p text:style-name="P14">if(!isset($_SESSION['username']) and !isset($_SESSION['password'])){</text:p>
        <text:p text:style-name="P14">header(‘location:login.php’); //ke halaman login</text:p>
        <text:p text:style-name="P14">}</text:p>
        <text:p text:style-name="P14">?&gt;</text:p>
      </text:section>
      <text:p text:style-name="P12"><text:span text:style-name="T8">Jika data sesi belum di set, program akan di arahkan ke halaman login untuk men-set data sesi (</text:span><text:span text:style-name="Strong_20_Emphasis"><text:span text:style-name="T9">username </text:span></text:span><text:span text:style-name="T8">dan </text:span><text:span text:style-name="Strong_20_Emphasis"><text:span text:style-name="T9">password</text:span></text:span><text:span text:style-name="T8">) terlebih dahulu:</text:span></text:p>
      <text:p text:style-name="P15"><draw:frame draw:style-name="fr1" draw:name="graphics1" text:anchor-type="as-char" svg:width="3.3335in" svg:height="1.4791in" draw:z-index="0"><draw:image xlink:href="http://www.magzimp.com/wp-content/themes/uploads/2010/10/form-login.jpg" xlink:type="simple" xlink:show="embed" xlink:actuate="onLoad"/><svg:title>form-login</svg:title></draw:frame></text:p>
      <text:p text:style-name="P12"><text:span text:style-name="T8">Berikut adalah contoh  skrip untuk menge-cek user yang login/ketika user menekan </text:span><text:soft-page-break/><text:span text:style-name="T8">tombol </text:span><text:span text:style-name="Strong_20_Emphasis"><text:span text:style-name="T9">Login</text:span></text:span><text:span text:style-name="T8">:</text:span></text:p>
      <text:section text:style-name="Sect1" text:name="Section1">
        <text:p text:style-name="P14"><text:bookmark text:name="scriptContainer"/>&lt;?php</text:p>
        <text:p text:style-name="P14">//cek username dan password user dalam table users database</text:p>
        <text:p text:style-name="P14">$username =$_POST['username'];</text:p>
        <text:p text:style-name="P14">$password =md5($_POST['password']);</text:p>
        <text:p text:style-name="P14">$query =mysql_query(“SELECT * FROM users WHERE username=’$username’ AND password=’$password’”);</text:p>
        <text:p text:style-name="P14">$data_user =mysql_fetch_array($query);</text:p>
        <text:p text:style-name="P14">if($data_user['username'] == $username and $data_user['password'] == $password){</text:p>
        <text:p text:style-name="P14">//men-set data sesi username dan password</text:p>
        <text:p text:style-name="P14">session_register(‘username’,'password’);</text:p>
        <text:p text:style-name="P14">header(‘location:index.php’);</text:p>
        <text:p text:style-name="P14">}else {</text:p>
        <text:p text:style-name="P14">//penanganan error</text:p>
        <text:p text:style-name="P14">$error =”";</text:p>
        <text:p text:style-name="P14">if(empty($username) and empty($_POST['password'])){</text:p>
        <text:p text:style-name="P14">$error =”&lt;b&gt;Username&lt;/b&gt; dan &lt;b&gt;Password&lt;/b&gt; kosong”;</text:p>
        <text:p text:style-name="P14">}else if(empty($username)){</text:p>
        <text:p text:style-name="P14">$error =”&lt;b&gt;Username&lt;/b&gt; kosong”;</text:p>
        <text:p text:style-name="P14">}else if(empty($_POST['password'])){</text:p>
        <text:p text:style-name="P14">$error =”&lt;b&gt;Password&lt;/b&gt; kosong”;</text:p>
        <text:p text:style-name="P14">}else{</text:p>
        <text:p text:style-name="P14">$error =”&lt;b&gt;Username&lt;/b&gt; dan &lt;b&gt;Password&lt;/b&gt; tidak sesuai”;</text:p>
        <text:p text:style-name="P14">}</text:p>
        <text:p text:style-name="P14"><text:soft-page-break/>echo “&lt;h3&gt;Login Gagal:&lt;/h3&gt;&lt;p&gt;$error. &lt;br /&gt;&lt;a href=’login.php’&gt;Kembali&lt;/a&gt;&lt;p&gt;”;</text:p>
        <text:p text:style-name="P14">}</text:p>
        <text:p text:style-name="P14">?&gt;</text:p>
      </text:section>
      <text:p text:style-name="P12"><text:span text:style-name="T8">Jika user berhasil login (memasukan </text:span><text:span text:style-name="Emphasis"><text:span text:style-name="T10">username </text:span></text:span><text:span text:style-name="T8">dan </text:span><text:span text:style-name="Emphasis"><text:span text:style-name="T10">password </text:span></text:span><text:span text:style-name="T8">dengan tepat) data sesi akan di set dan user bersangkutan berhak masuk ke halaman users yang akan tampak seperti </text:span><text:a xlink:type="simple" xlink:href="http://www.magzimp.com/?magzimp-demo=membuatformloginuntukmembatasihakaksesdengansessionphp&amp;act=index&amp;TB_iframe=true"><text:span text:style-name="T11">ini</text:span></text:a><text:span text:style-name="T8">.</text:span></text:p>
      <text:p text:style-name="P12"><text:span text:style-name="T8">Fungsi </text:span><text:span text:style-name="Strong_20_Emphasis"><text:span text:style-name="T9">session_destroy() </text:span></text:span><text:span text:style-name="T8">dipanggil ketika user bersangkutan memilih link/button</text:span><text:span text:style-name="Strong_20_Emphasis"><text:span text:style-name="T9">logout</text:span></text:span><text:span text:style-name="T8"> yang kemudian program akan diarahkan kembali ke halaman login:</text:span></text:p>
      <text:section text:style-name="Sect1" text:name="Section2">
        <text:p text:style-name="P14"><text:bookmark text:name="scriptContainer1"/>&lt;?php</text:p>
        <text:p text:style-name="P14">//menghapus data sesi</text:p>
        <text:p text:style-name="P14">session_destroy();</text:p>
        <text:p text:style-name="P14">?&gt;</text:p>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Geneva, sans-serif"/>
    <style:font-face style:name="Courier New" svg:font-family="'Courier New'"/>
    <style:font-face style:name="Lohit Hindi1" svg:font-family="'Lohit Hindi'"/>
    <style:font-face style:name="Myriad Pro" svg:font-family="'Myriad Pro', 'Trebuchet MS', Helvetica, Arial, sans-serif"/>
    <style:font-face style:name="Noto Sans" svg:font-family="'Noto Sans', sans-serif"/>
    <style:font-face style:name="georgia" svg:font-family="georgi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ndi </meta:initial-creator>
    <meta:creation-date>2013-12-11T15:05:37.731121704</meta:creation-date>
    <dc:date>2013-12-11T15:18:54.818268281</dc:date>
    <dc:creator>pendi </dc:creator>
    <meta:editing-duration>PT12M38S</meta:editing-duration>
    <meta:editing-cycles>3</meta:editing-cycles>
    <meta:generator>LibreOffice/4.1.2.3$Linux_X86_64 LibreOffice_project/410m0$Build-3</meta:generator>
    <meta:document-statistic meta:table-count="1" meta:image-count="1" meta:object-count="0" meta:page-count="9" meta:paragraph-count="120" meta:word-count="1164" meta:character-count="10648" meta:non-whitespace-character-count="9560"/>
  </office:meta>
</office:document-meta>
</file>